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P2" style:family="paragraph" style:parent-style-name="Text_20_body">
      <style:text-properties officeooo:paragraph-rsid="00195edd"/>
    </style:style>
    <style:style style:name="P3" style:family="paragraph" style:parent-style-name="Text_20_body">
      <style:text-properties officeooo:paragraph-rsid="001a5a92"/>
    </style:style>
    <style:style style:name="P4" style:family="paragraph" style:parent-style-name="Text_20_body">
      <style:text-properties officeooo:paragraph-rsid="001a7bb3"/>
    </style:style>
    <style:style style:name="P5" style:family="paragraph" style:parent-style-name="Text_20_body">
      <style:text-properties officeooo:paragraph-rsid="001e5318"/>
    </style:style>
    <style:style style:name="P6" style:family="paragraph" style:parent-style-name="Heading_20_2">
      <style:text-properties officeooo:paragraph-rsid="00195edd"/>
    </style:style>
    <style:style style:name="P7" style:family="paragraph" style:parent-style-name="Heading_20_2">
      <style:text-properties officeooo:paragraph-rsid="001a7bb3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Preformatted_20_Text">
      <style:text-properties style:font-name="Consolas2"/>
    </style:style>
    <style:style style:name="T1" style:family="text">
      <style:text-properties officeooo:rsid="00194941"/>
    </style:style>
    <style:style style:name="T2" style:family="text">
      <style:text-properties officeooo:rsid="00195edd"/>
    </style:style>
    <style:style style:name="T3" style:family="text">
      <style:text-properties officeooo:rsid="001a5a92"/>
    </style:style>
    <style:style style:name="T4" style:family="text">
      <style:text-properties officeooo:rsid="001a7bb3"/>
    </style:style>
    <style:style style:name="T5" style:family="text">
      <style:text-properties officeooo:rsid="001b65dd"/>
    </style:style>
    <style:style style:name="T6" style:family="text">
      <style:text-properties officeooo:rsid="001d2196"/>
    </style:style>
    <style:style style:name="T7" style:family="text">
      <style:text-properties officeooo:rsid="001e5318"/>
    </style:style>
    <style:style style:name="T8" style:family="text">
      <style:text-properties fo:color="#000000" fo:font-size="10pt" style:font-size-asian="10pt"/>
    </style:style>
    <style:style style:name="T9" style:family="text">
      <style:text-properties fo:color="#000000" fo:font-size="10pt" officeooo:rsid="001e5318" style:font-size-asian="10pt"/>
    </style:style>
    <style:style style:name="T10" style:family="text">
      <style:text-properties fo:color="#7f0055" fo:font-size="10pt" fo:font-weight="bold" style:font-size-asian="10pt" style:font-weight-asian="bold"/>
    </style:style>
    <style:style style:name="T11" style:family="text">
      <style:text-properties fo:font-weight="bold" officeooo:rsid="001e5318" style:font-weight-asian="bold" style:font-weight-complex="bold"/>
    </style:style>
    <style:style style:name="T12" style:family="text">
      <style:text-properties fo:color="#0000c0" fo:font-size="10pt" style:font-size-asian="10pt"/>
    </style:style>
    <style:style style:name="T13" style:family="text">
      <style:text-properties fo:color="#0000c0" fo:font-size="10pt" fo:font-style="italic" style:font-size-asian="10pt" style:font-style-asian="italic"/>
    </style:style>
    <style:style style:name="T14" style:family="text">
      <style:text-properties fo:font-weight="normal" officeooo:rsid="001e5318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6366486372320238" text:style-name="Outline">
        <text:list-item>
          <text:h text:style-name="P1" text:outline-level="1"><text:span text:style-name="T1">Toteutusdokumentti</text:span></text:h>
          <text:list>
            <text:list-item>
              <text:h text:style-name="P6" text:outline-level="2"><text:span text:style-name="T2">Yhteenveto</text:span></text:h>
            </text:list-item>
          </text:list>
        </text:list-item>
      </text:list>
      <text:p text:style-name="P3"><text:span text:style-name="T2">Kaikki alunperin määritellyt algoritmit onnistuttiin toteuttamaan toimivasti ja tehokkaasti. Ohjelman toimii tekstitilassa ja ohjelmaa käytetään komentoriviparametreillä.</text:span></text:p>
      <text:p text:style-name="P3"><text:span text:style-name="T2"/></text:p>
      <text:p text:style-name="P3"><text:span text:style-name="T2">Ohjelma tukee seuraavia ominaisuuksia:</text:span></text:p>
      <text:p text:style-name="P2"><text:span text:style-name="T2">- Algoritmien nopeusvertailu</text:span></text:p>
      <text:p text:style-name="P2"><text:span text:style-name="T2">Ohjelma generoi halutu</text:span><text:span text:style-name="T3">n kokoisen </text:span><text:span text:style-name="T2">labyrintin, ja etsii siinä lyhimmän kuljettavan polun kahden satunnaisesti valitun pisteen välillä. Polun etsintää suoritetaan annettu määrä </text:span><text:span text:style-name="T3">hakuja</text:span><text:span text:style-name="T2">, ja löydetyn reitin pituus ja algoritmin käyttämä aika tulostetaan käyttäjälle. </text:span><text:span text:style-name="T3">Mikäli </text:span><text:span text:style-name="T7">haku</text:span><text:span text:style-name="T3">algoritmilla kestää yli 15 sekuntia suoriutua ratkaisusta, arvioidaan lopullinen aika jo suoritettujen hakujen avulla.</text:span></text:p>
      <text:p text:style-name="P2"><text:span text:style-name="T3"/></text:p>
      <text:p text:style-name="P3"><text:span text:style-name="T3">- Satunnaisen labyrintin generointi</text:span></text:p>
      <text:p text:style-name="P3"><text:span text:style-name="T3">Ohjelma generoi ja tulostaa satunnaisen labyrintin annetuilla parametreilla. Ohjelman tuloste voidaan ohjata esimerkiksi tiedostoon muokkausta varten.</text:span></text:p>
      <text:p text:style-name="P3"><text:span text:style-name="T3"/></text:p>
      <text:p text:style-name="P3"><text:span text:style-name="T3">- Lyhimmän polun etsiminen luetusta labyrintti-tiedostosta</text:span></text:p>
      <text:p text:style-name="P3"><text:span text:style-name="T3">Ohjelma lukee halutun tiedoston ja ratkaisee sen kuvaaman labyrintin. Ratkaisuun käytetään A* algoritmia.</text:span></text:p>
      <text:p text:style-name="P3"><text:span text:style-name="T3"/></text:p>
      <text:p text:style-name="P3"><text:span text:style-name="T3">- Satunnaisen labyrintin generointi ja lyhimmän polun etsintä</text:span></text:p>
      <text:p text:style-name="P3"><text:span text:style-name="T3">Kahden edellisen kohdan yhdistelmä; ohjelma generoi satunnaisen labyrintin ja etsii siitä lyhimmän polun.</text:span></text:p>
      <text:p text:style-name="P3"><text:span text:style-name="T3"/></text:p>
      <text:list xml:id="list42563127" text:continue-numbering="true" text:style-name="Outline">
        <text:list-item>
          <text:list>
            <text:list-item>
              <text:h text:style-name="P7" text:outline-level="2"><text:span text:style-name="T4">Puutteet</text:span></text:h>
            </text:list-item>
          </text:list>
        </text:list-item>
      </text:list>
      <text:p text:style-name="P4"><text:span text:style-name="T4">- Huonot konfiguraatiomahdollisuudet </text:span><text:span text:style-name="T5">ja osa toiminnallisuudesta on kovakoodattu</text:span><text:span text:style-name="T6">a</text:span><text:span text:style-name="T5">.</text:span></text:p>
      <text:p text:style-name="P4"><text:span text:style-name="T4">- Käyttäjän syötteen oikeellisuuden virheentarkistus on puutteellista.</text:span></text:p>
      <text:list xml:id="list42532897" text:continue-numbering="true" text:style-name="Outline">
        <text:list-item>
          <text:list>
            <text:list-item>
              <text:h text:style-name="P8" text:outline-level="2"><text:span text:style-name="T7">Algoritmien oikeellisuus</text:span></text:h>
            </text:list-item>
          </text:list>
        </text:list-item>
      </text:list>
      <text:p text:style-name="Text_20_body"><text:span text:style-name="T7"/></text:p>
      <text:p text:style-name="P5"><text:span text:style-name="T7">Bellman-Ford:</text:span></text:p>
      <text:section text:style-name="Sect1" text:name="Section1">
        <text:list xml:id="list9156931137059421064" text:style-name="L2">
          <text:list-item>
            <text:p text:style-name="P9"><text:span text:style-name="T9"><text:tab/></text:span><text:span text:style-name="T10">public</text:span><text:span text:style-name="T8"> </text:span><text:span text:style-name="T10">void</text:span><text:span text:style-name="T8"> findPath() {</text:span></text:p>
          </text:list-item>
          <text:list-item>
            <text:p text:style-name="P9"><text:span text:style-name="T8"><text:tab/><text:tab/>initializeNodes();</text:span></text:p>
          </text:list-item>
          <text:list-item>
            <text:p text:style-name="P9"/>
          </text:list-item>
          <text:list-item>
            <text:p text:style-name="P9"><text:span text:style-name="T8"><text:tab/><text:tab/></text:span><text:span text:style-name="T10">final</text:span><text:span text:style-name="T8"> LinkedList&lt;Node&gt; nodes = getGraph().getNodes();</text:span></text:p>
          </text:list-item>
          <text:list-item>
            <text:p text:style-name="P9"/>
          </text:list-item>
          <text:list-item>
            <text:p text:style-name="P9"><text:span text:style-name="T8"><text:tab/><text:tab/></text:span><text:span text:style-name="T10">for</text:span><text:span text:style-name="T8"> (</text:span><text:span text:style-name="T10">int</text:span><text:span text:style-name="T8"> i = 0; i &lt; nodes.size() - 1; ++i) {</text:span></text:p>
          </text:list-item>
          <text:list-item>
            <text:p text:style-name="P9"><text:span text:style-name="T8"><text:tab/><text:tab/><text:tab/></text:span><text:span text:style-name="T10">for</text:span><text:span text:style-name="T8"> (Edge e : </text:span><text:span text:style-name="T12">edges</text:span><text:span text:style-name="T8">) {</text:span></text:p>
          </text:list-item>
          <text:list-item>
            <text:p text:style-name="P9"><text:span text:style-name="T8"><text:tab/><text:tab/><text:tab/><text:tab/>relax(e.</text:span><text:span text:style-name="T12">u</text:span><text:span text:style-name="T8">, e.</text:span><text:span text:style-name="T12">v</text:span><text:span text:style-name="T8">, e.</text:span><text:span text:style-name="T12">w</text:span><text:span text:style-name="T8">);</text:span></text:p>
          </text:list-item>
          <text:list-item>
            <text:p text:style-name="P9"><text:span text:style-name="T8"><text:tab/><text:tab/><text:tab/>}</text:span></text:p>
          </text:list-item>
          <text:list-item>
            <text:p text:style-name="P9"><text:span text:style-name="T8"><text:tab/><text:tab/>}</text:span></text:p>
          </text:list-item>
          <text:list-item>
            <text:p text:style-name="P9"><text:span text:style-name="T8"><text:tab/>}</text:span></text:p>
          </text:list-item>
          <text:list-item>
            <text:p text:style-name="P9"><text:span text:style-name="T8"/></text:p>
          </text:list-item>
          <text:list-item>
            <text:p text:style-name="P9"><text:span text:style-name="T9"><text:tab/></text:span><text:span text:style-name="T10">private</text:span><text:span text:style-name="T8"> </text:span><text:span text:style-name="T10">void</text:span><text:span text:style-name="T8"> relax(Node u, Node v, </text:span><text:span text:style-name="T10">double</text:span><text:span text:style-name="T8"> w) {</text:span></text:p>
          </text:list-item>
          <text:list-item>
            <text:p text:style-name="P9"><text:span text:style-name="T8"><text:tab/><text:tab/></text:span><text:span text:style-name="T10">if</text:span><text:span text:style-name="T8"> (u.getDistance() == Double.</text:span><text:span text:style-name="T13">MAX_VALUE</text:span><text:span text:style-name="T8">) {</text:span></text:p>
          </text:list-item>
          <text:list-item>
            <text:p text:style-name="P9"><text:span text:style-name="T8"><text:tab/><text:tab/><text:tab/></text:span><text:span text:style-name="T10">return</text:span><text:span text:style-name="T8">;</text:span></text:p>
          </text:list-item>
          <text:list-item>
            <text:p text:style-name="P9"><text:span text:style-name="T8"><text:tab/><text:tab/>}</text:span></text:p>
          </text:list-item>
          <text:list-item>
            <text:p text:style-name="P9"/>
          </text:list-item>
          <text:list-item>
            <text:p text:style-name="P9"><text:span text:style-name="T8"><text:tab/><text:tab/></text:span><text:span text:style-name="T10">double</text:span><text:span text:style-name="T8"> uw = u.getDistance() + w;</text:span></text:p>
          </text:list-item>
          <text:list-item>
            <text:p text:style-name="P9"/>
          </text:list-item>
          <text:list-item>
            <text:p text:style-name="P9"><text:span text:style-name="T8"><text:tab/><text:tab/></text:span><text:span text:style-name="T10">if</text:span><text:span text:style-name="T8"> (v.getDistance() &gt; uw) {</text:span></text:p>
          </text:list-item>
          <text:list-item>
            <text:p text:style-name="P9"><text:span text:style-name="T8"><text:tab/><text:tab/><text:tab/>v.setDistance(uw);</text:span></text:p>
          </text:list-item>
          <text:list-item>
            <text:p text:style-name="P9"><text:span text:style-name="T8"><text:tab/><text:tab/><text:tab/>v.setNearest(u);</text:span></text:p>
          </text:list-item>
          <text:list-item>
            <text:p text:style-name="P9"><text:span text:style-name="T8"><text:tab/><text:tab/>}</text:span></text:p>
          </text:list-item>
          <text:list-item>
            <text:p text:style-name="P9"><text:span text:style-name="T8"><text:tab/>}</text:span></text:p>
          </text:list-item>
        </text:list>
        <text:p text:style-name="Text_20_body"><text:span text:style-name="T7"/></text:p>
      </text:section>
      <text:p text:style-name="P5"><text:span text:style-name="T7">Algoritmin lähteenä on käytetty Tietorakenteet ja algoritmit -kurssin kurssimateriaalia, ja koodin ulkoasu on tarkoituksella pyritty pitämään pseudokoodia vastaavana. Erilaista on ainoastaan 14. rivin ehto, joka estää turhan vertailun.</text:span></text:p>
      <text:p text:style-name="P5"><text:span text:style-name="T7">Algoritmin aikavaativuus on </text:span><text:span text:style-name="T11">O(|V||E|)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text:number-lines="true" text:line-number="1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12cm" style:contextual-spacing="false" text:number-lines="false" text:line-number="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list-style-name="Numbering_20_1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5S</meta:editing-duration>
    <meta:editing-cycles>8</meta:editing-cycles>
    <meta:generator>LibreOffice/4.0.6.2$Windows_x86 LibreOffice_project/2e2573268451a50806fcd60ae2d9fe01dd0ce24</meta:generator>
    <dc:date>2014-02-17T22:39:21.27</dc:date>
    <meta:document-statistic meta:table-count="0" meta:image-count="0" meta:object-count="0" meta:page-count="2" meta:paragraph-count="43" meta:word-count="271" meta:character-count="2115" meta:non-whitespace-character-count="1864"/>
    <meta:user-defined meta:name="Info 1"/>
    <meta:user-defined meta:name="Info 2"/>
    <meta:user-defined meta:name="Info 3"/>
    <meta:user-defined meta:name="Info 4"/>
  </office:meta>
</office:document-meta>
</file>